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P4" style:family="paragraph" style:parent-style-name="Standard">
      <style:text-properties officeooo:rsid="0006a086" officeooo:paragraph-rsid="0006a086"/>
    </style:style>
    <style:style style:name="P5" style:family="paragraph" style:parent-style-name="Standard">
      <style:paragraph-properties fo:text-align="justify" style:justify-single-word="false"/>
      <style:text-properties officeooo:rsid="0006a086" officeooo:paragraph-rsid="00161b0d"/>
    </style:style>
    <style:style style:name="P6" style:family="paragraph" style:parent-style-name="Standard">
      <style:text-properties officeooo:rsid="00161b0d" officeooo:paragraph-rsid="00161b0d"/>
    </style:style>
    <style:style style:name="P7" style:family="paragraph" style:parent-style-name="Standard">
      <style:text-properties officeooo:rsid="00074818" officeooo:paragraph-rsid="0018dd85"/>
    </style:style>
    <style:style style:name="P8" style:family="paragraph" style:parent-style-name="Standard">
      <style:paragraph-properties fo:text-align="justify" style:justify-single-word="false"/>
      <style:text-properties officeooo:rsid="00074818" officeooo:paragraph-rsid="00161b0d"/>
    </style:style>
    <style:style style:name="P9" style:family="paragraph" style:parent-style-name="Standard">
      <style:paragraph-properties fo:text-align="justify" style:justify-single-word="false"/>
      <style:text-properties officeooo:rsid="00074818" officeooo:paragraph-rsid="0018dd85"/>
    </style:style>
    <style:style style:name="P10" style:family="paragraph" style:parent-style-name="Standard">
      <style:text-properties officeooo:rsid="000b4640" officeooo:paragraph-rsid="000b6085"/>
    </style:style>
    <style:style style:name="P11" style:family="paragraph" style:parent-style-name="Standard">
      <style:text-properties officeooo:paragraph-rsid="00fbc9e2"/>
    </style:style>
    <style:style style:name="P12" style:family="paragraph" style:parent-style-name="Standard">
      <style:paragraph-properties fo:margin-top="0cm" fo:margin-bottom="0.199cm" loext:contextual-spacing="false" fo:text-align="justify" style:justify-single-word="false"/>
      <style:text-properties officeooo:rsid="00074818" officeooo:paragraph-rsid="010e1b74"/>
    </style:style>
    <style:style style:name="P13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05cda76"/>
    </style:style>
    <style:style style:name="P14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8c0183" officeooo:paragraph-rsid="008c0183"/>
    </style:style>
    <style:style style:name="P15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9c2cdf" officeooo:paragraph-rsid="009c2cdf"/>
    </style:style>
    <style:style style:name="P16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405e41" officeooo:paragraph-rsid="005cab4f"/>
    </style:style>
    <style:style style:name="P17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b3b7f6"/>
    </style:style>
    <style:style style:name="P18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d6cbbe"/>
    </style:style>
    <style:style style:name="P19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b5a6f8"/>
    </style:style>
    <style:style style:name="P20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05f1ab9"/>
    </style:style>
    <style:style style:name="P21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11dbc" officeooo:paragraph-rsid="00611dbc"/>
    </style:style>
    <style:style style:name="P22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611dbc" officeooo:paragraph-rsid="00611dbc"/>
    </style:style>
    <style:style style:name="P23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24cab" officeooo:paragraph-rsid="007accfd"/>
    </style:style>
    <style:style style:name="P24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paragraph-rsid="005cda76"/>
    </style:style>
    <style:style style:name="P25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rsid="00b33b2c" officeooo:paragraph-rsid="00b33b2c"/>
    </style:style>
    <style:style style:name="P26" style:family="paragraph" style:parent-style-name="Text_20_body" style:master-page-name="">
      <style:paragraph-properties fo:margin-left="0.7cm" fo:margin-right="0cm" fo:margin-top="0cm" fo:margin-bottom="0.247cm" loext:contextual-spacing="false" fo:text-indent="0cm" style:auto-text-indent="false" style:page-number="auto"/>
      <style:text-properties officeooo:rsid="00582072" officeooo:paragraph-rsid="005f1ab9"/>
    </style:style>
    <style:style style:name="P27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rsid="00611dbc" officeooo:paragraph-rsid="00df463c"/>
    </style:style>
    <style:style style:name="P28" style:family="paragraph" style:parent-style-name="Text_20_body" style:master-page-name="">
      <style:paragraph-properties fo:margin-left="0.7cm" fo:margin-right="0cm" fo:margin-top="0cm" fo:margin-bottom="0.247cm" loext:contextual-spacing="false" fo:line-height="100%" fo:text-align="justify" style:justify-single-word="false" fo:keep-together="always" fo:text-indent="0cm" style:auto-text-indent="false" style:page-number="auto"/>
      <style:text-properties officeooo:rsid="00624cab" officeooo:paragraph-rsid="007b597c"/>
    </style:style>
    <style:style style:name="P29" style:family="paragraph" style:parent-style-name="Standard">
      <style:text-properties officeooo:rsid="0006a086" officeooo:paragraph-rsid="0006a086"/>
    </style:style>
    <style:style style:name="P30" style:family="paragraph" style:parent-style-name="Standard" style:list-style-name="L8">
      <style:paragraph-properties fo:margin-top="0cm" fo:margin-bottom="0.199cm" loext:contextual-spacing="false"/>
      <style:text-properties officeooo:rsid="00389b89" officeooo:paragraph-rsid="013d9099"/>
    </style:style>
    <style:style style:name="P31" style:family="paragraph" style:parent-style-name="Standard" style:list-style-name="L8">
      <style:paragraph-properties fo:margin-top="0cm" fo:margin-bottom="0.199cm" loext:contextual-spacing="false"/>
      <style:text-properties officeooo:rsid="0038cc2f" officeooo:paragraph-rsid="013d9099"/>
    </style:style>
    <style:style style:name="P32" style:family="paragraph" style:parent-style-name="Standard">
      <style:paragraph-properties fo:margin-top="0cm" fo:margin-bottom="0.199cm" loext:contextual-spacing="false" fo:text-align="justify" style:justify-single-word="false"/>
      <style:text-properties officeooo:rsid="01065f4b" officeooo:paragraph-rsid="013d9099"/>
    </style:style>
    <style:style style:name="P33" style:family="paragraph" style:parent-style-name="Standard" style:list-style-name="L7">
      <style:paragraph-properties fo:margin-top="0cm" fo:margin-bottom="0.101cm" loext:contextual-spacing="false"/>
      <style:text-properties officeooo:rsid="00074818" officeooo:paragraph-rsid="010e1b74"/>
    </style:style>
    <style:style style:name="P34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85954" officeooo:paragraph-rsid="00f71593"/>
    </style:style>
    <style:style style:name="P35" style:family="paragraph" style:parent-style-name="Text_20_body">
      <style:paragraph-properties fo:text-align="start" style:justify-single-word="false"/>
      <style:text-properties officeooo:rsid="010a4d45" officeooo:paragraph-rsid="011fd87c"/>
    </style:style>
    <style:style style:name="P36" style:family="paragraph" style:parent-style-name="Text_20_body">
      <style:paragraph-properties fo:text-align="justify" style:justify-single-word="false"/>
      <style:text-properties officeooo:rsid="000b4640" officeooo:paragraph-rsid="011fd87c"/>
    </style:style>
    <style:style style:name="P37" style:family="paragraph" style:parent-style-name="Heading_20_1">
      <style:text-properties officeooo:paragraph-rsid="00f9d82c"/>
    </style:style>
    <style:style style:name="P38" style:family="paragraph" style:parent-style-name="Heading_20_3">
      <style:text-properties officeooo:rsid="0102a55f" officeooo:paragraph-rsid="013d9099"/>
    </style:style>
    <style:style style:name="P39" style:family="paragraph" style:parent-style-name="Heading_20_3">
      <style:text-properties officeooo:rsid="0140aed2" officeooo:paragraph-rsid="0140aed2"/>
    </style:style>
    <style:style style:name="P40" style:family="paragraph" style:parent-style-name="Heading_20_4">
      <style:text-properties fo:font-variant="small-caps" fo:font-style="normal" fo:font-weight="bold" officeooo:rsid="00405e41" style:font-style-asian="normal" style:font-weight-asian="bold" style:font-style-complex="normal" style:font-weight-complex="bold"/>
    </style:style>
    <style:style style:name="P41" style:family="paragraph" style:parent-style-name="Heading_20_4">
      <style:text-properties fo:font-variant="small-caps" fo:font-style="normal" fo:font-weight="bold" officeooo:rsid="00b7ddab" style:font-style-asian="normal" style:font-weight-asian="bold" style:font-style-complex="normal" style:font-weight-complex="bold"/>
    </style:style>
    <style:style style:name="P42" style:family="paragraph" style:parent-style-name="Footer">
      <style:paragraph-properties fo:text-align="end" style:justify-single-word="false"/>
      <style:text-properties fo:font-size="10pt" officeooo:rsid="013ed60e" officeooo:paragraph-rsid="013ed60e" style:font-size-asian="8.75pt" style:font-size-complex="10pt"/>
    </style:style>
    <style:style style:name="P43" style:family="paragraph" style:parent-style-name="Footnote">
      <style:text-properties officeooo:rsid="013f9216" officeooo:paragraph-rsid="013f9216"/>
    </style:style>
    <style:style style:name="P44" style:family="paragraph" style:parent-style-name="Footnote">
      <style:text-properties officeooo:rsid="014e48af" officeooo:paragraph-rsid="014e48af"/>
    </style:style>
    <style:style style:name="T1" style:family="text">
      <style:text-properties officeooo:rsid="011b76db"/>
    </style:style>
    <style:style style:name="T2" style:family="text">
      <style:text-properties officeooo:rsid="00074818"/>
    </style:style>
    <style:style style:name="T3" style:family="text">
      <style:text-properties officeooo:rsid="00161b0d"/>
    </style:style>
    <style:style style:name="T4" style:family="text">
      <style:text-properties officeooo:rsid="0016e9aa"/>
    </style:style>
    <style:style style:name="T5" style:family="text">
      <style:text-properties officeooo:rsid="0018dd8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8cc2f" style:font-style-asian="italic" style:font-style-complex="italic"/>
    </style:style>
    <style:style style:name="T8" style:family="text">
      <style:text-properties fo:font-style="italic" officeooo:rsid="003caf77" style:font-style-asian="italic" style:font-style-complex="italic"/>
    </style:style>
    <style:style style:name="T9" style:family="text">
      <style:text-properties fo:font-style="italic" officeooo:rsid="003c102f" style:font-style-asian="italic" style:font-style-complex="italic"/>
    </style:style>
    <style:style style:name="T10" style:family="text">
      <style:text-properties fo:font-style="italic" officeooo:rsid="003bad49" style:font-style-asian="italic" style:font-style-complex="italic"/>
    </style:style>
    <style:style style:name="T11" style:family="text">
      <style:text-properties fo:font-style="italic" officeooo:rsid="00405e41" style:font-style-asian="italic" style:font-style-complex="italic"/>
    </style:style>
    <style:style style:name="T12" style:family="text">
      <style:text-properties fo:font-style="italic" officeooo:rsid="0078af0d" style:font-style-asian="italic" style:font-style-complex="italic"/>
    </style:style>
    <style:style style:name="T13" style:family="text">
      <style:text-properties fo:font-style="italic" officeooo:rsid="0078bc81" style:font-style-asian="italic" style:font-style-complex="italic"/>
    </style:style>
    <style:style style:name="T14" style:family="text">
      <style:text-properties fo:font-style="italic" officeooo:rsid="00b17031" style:font-style-asian="italic" style:font-style-complex="italic"/>
    </style:style>
    <style:style style:name="T15" style:family="text">
      <style:text-properties fo:font-style="italic" officeooo:rsid="00bd867a" style:font-style-asian="italic" style:font-style-complex="italic"/>
    </style:style>
    <style:style style:name="T16" style:family="text">
      <style:text-properties fo:font-style="italic" officeooo:rsid="00cbf2c6" style:font-style-asian="italic" style:font-style-complex="italic"/>
    </style:style>
    <style:style style:name="T17" style:family="text">
      <style:text-properties fo:font-style="italic" officeooo:rsid="00ebe6f7" style:font-style-asian="italic" style:font-style-complex="italic"/>
    </style:style>
    <style:style style:name="T18" style:family="text">
      <style:text-properties fo:font-style="italic" officeooo:rsid="00ec9600" style:font-style-asian="italic" style:font-style-complex="italic"/>
    </style:style>
    <style:style style:name="T19" style:family="text">
      <style:text-properties fo:font-style="italic" officeooo:rsid="00ed74ba" style:font-style-asian="italic" style:font-style-complex="italic"/>
    </style:style>
    <style:style style:name="T20" style:family="text">
      <style:text-properties fo:font-style="italic" officeooo:rsid="010709b2" style:font-style-asian="italic" style:font-style-complex="italic"/>
    </style:style>
    <style:style style:name="T21" style:family="text">
      <style:text-properties fo:font-style="italic" officeooo:rsid="00678f38" style:font-style-asian="italic" style:font-style-complex="italic"/>
    </style:style>
    <style:style style:name="T22" style:family="text">
      <style:text-properties fo:font-style="italic" officeooo:rsid="00bb1cf8" style:font-style-asian="italic" style:font-style-complex="italic"/>
    </style:style>
    <style:style style:name="T23" style:family="text">
      <style:text-properties fo:font-style="italic" officeooo:rsid="01065f4b" style:font-style-asian="italic" style:font-style-complex="italic"/>
    </style:style>
    <style:style style:name="T24" style:family="text">
      <style:text-properties fo:font-style="italic" officeooo:rsid="013f9216" style:font-style-asian="italic" style:font-style-complex="italic"/>
    </style:style>
    <style:style style:name="T25" style:family="text">
      <style:text-properties fo:font-style="italic" officeooo:rsid="00c6a641" style:font-style-asian="italic" style:font-style-complex="italic"/>
    </style:style>
    <style:style style:name="T26" style:family="text">
      <style:text-properties fo:font-style="italic" officeooo:rsid="0093d487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405e41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1428770" style:font-style-asian="italic" style:font-weight-asian="bold" style:font-style-complex="italic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405e41" style:font-weight-asian="bold" style:font-weight-complex="bold"/>
    </style:style>
    <style:style style:name="T32" style:family="text">
      <style:text-properties fo:font-weight="bold" officeooo:rsid="005b7e8f" style:font-weight-asian="bold" style:font-weight-complex="bold"/>
    </style:style>
    <style:style style:name="T33" style:family="text">
      <style:text-properties fo:font-weight="bold" officeooo:rsid="0059ca04" style:font-weight-asian="bold" style:font-weight-complex="bold"/>
    </style:style>
    <style:style style:name="T34" style:family="text">
      <style:text-properties fo:font-weight="bold" officeooo:rsid="008d535f" style:font-weight-asian="bold" style:font-weight-complex="bold"/>
    </style:style>
    <style:style style:name="T35" style:family="text">
      <style:text-properties fo:font-weight="bold" officeooo:rsid="00d4b5c9" style:font-weight-asian="bold" style:font-weight-complex="bold"/>
    </style:style>
    <style:style style:name="T36" style:family="text">
      <style:text-properties fo:font-weight="bold" officeooo:rsid="00f9d82c" style:font-weight-asian="bold" style:font-weight-complex="bold"/>
    </style:style>
    <style:style style:name="T37" style:family="text">
      <style:text-properties fo:font-weight="bold" officeooo:rsid="00382174" style:font-weight-asian="bold" style:font-weight-complex="bold"/>
    </style:style>
    <style:style style:name="T38" style:family="text">
      <style:text-properties fo:font-weight="bold" officeooo:rsid="00074818" style:font-weight-asian="bold" style:font-weight-complex="bold"/>
    </style:style>
    <style:style style:name="T39" style:family="text">
      <style:text-properties fo:font-weight="bold" officeooo:rsid="01065f4b" style:font-weight-asian="bold" style:font-weight-complex="bold"/>
    </style:style>
    <style:style style:name="T40" style:family="text">
      <style:text-properties fo:font-weight="bold" officeooo:rsid="013f9216" style:font-weight-asian="bold" style:font-weight-complex="bold"/>
    </style:style>
    <style:style style:name="T41" style:family="text">
      <style:text-properties fo:font-weight="bold" officeooo:rsid="003c102f" style:font-weight-asian="bold" style:font-weight-complex="bold"/>
    </style:style>
    <style:style style:name="T42" style:family="text">
      <style:text-properties fo:font-weight="bold" officeooo:rsid="00d9839a" style:font-weight-asian="bold" style:font-weight-complex="bold"/>
    </style:style>
    <style:style style:name="T43" style:family="text">
      <style:text-properties officeooo:rsid="00389b89"/>
    </style:style>
    <style:style style:name="T44" style:family="text">
      <style:text-properties officeooo:rsid="0038cc2f"/>
    </style:style>
    <style:style style:name="T45" style:family="text">
      <style:text-properties officeooo:rsid="003bad49"/>
    </style:style>
    <style:style style:name="T46" style:family="text">
      <style:text-properties fo:font-style="normal" officeooo:rsid="003ca7da" style:font-style-asian="normal" style:font-style-complex="normal"/>
    </style:style>
    <style:style style:name="T47" style:family="text">
      <style:text-properties fo:font-style="normal" officeooo:rsid="003caf77" style:font-style-asian="normal" style:font-style-complex="normal"/>
    </style:style>
    <style:style style:name="T48" style:family="text">
      <style:text-properties fo:font-style="normal" officeooo:rsid="0078bc81" style:font-style-asian="normal" style:font-style-complex="normal"/>
    </style:style>
    <style:style style:name="T49" style:family="text">
      <style:text-properties fo:font-style="normal" officeooo:rsid="00ebe6f7" style:font-style-asian="normal" style:font-style-complex="normal"/>
    </style:style>
    <style:style style:name="T50" style:family="text">
      <style:text-properties fo:font-style="normal" officeooo:rsid="00ec9600" style:font-style-asian="normal" style:font-style-complex="normal"/>
    </style:style>
    <style:style style:name="T51" style:family="text">
      <style:text-properties fo:font-style="normal" officeooo:rsid="00678f38" style:font-style-asian="normal" style:font-style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3ca7da" style:font-style-asian="normal" style:font-weight-asian="bold" style:font-style-complex="normal" style:font-weight-complex="bold"/>
    </style:style>
    <style:style style:name="T54" style:family="text">
      <style:text-properties officeooo:rsid="003caf77"/>
    </style:style>
    <style:style style:name="T55" style:family="text">
      <style:text-properties officeooo:rsid="00405e41"/>
    </style:style>
    <style:style style:name="T56" style:family="text">
      <style:text-properties officeooo:rsid="0059ca04"/>
    </style:style>
    <style:style style:name="T57" style:family="text">
      <style:text-properties officeooo:rsid="00644508"/>
    </style:style>
    <style:style style:name="T58" style:family="text">
      <style:text-properties officeooo:rsid="00685954"/>
    </style:style>
    <style:style style:name="T59" style:family="text">
      <style:text-properties officeooo:rsid="006cf863"/>
    </style:style>
    <style:style style:name="T60" style:family="text">
      <style:text-properties officeooo:rsid="0079e547"/>
    </style:style>
    <style:style style:name="T61" style:family="text">
      <style:text-properties officeooo:rsid="00842ddf"/>
    </style:style>
    <style:style style:name="T62" style:family="text">
      <style:text-properties officeooo:rsid="008b9ce0"/>
    </style:style>
    <style:style style:name="T63" style:family="text">
      <style:text-properties officeooo:rsid="00928402"/>
    </style:style>
    <style:style style:name="T64" style:family="text">
      <style:text-properties officeooo:rsid="0093d487"/>
    </style:style>
    <style:style style:name="T65" style:family="text">
      <style:text-properties officeooo:rsid="009a0ca0"/>
    </style:style>
    <style:style style:name="T66" style:family="text">
      <style:text-properties officeooo:rsid="009a8c30"/>
    </style:style>
    <style:style style:name="T67" style:family="text">
      <style:text-properties officeooo:rsid="009d1a78"/>
    </style:style>
    <style:style style:name="T68" style:family="text">
      <style:text-properties officeooo:rsid="00b5a6f8"/>
    </style:style>
    <style:style style:name="T69" style:family="text">
      <style:text-properties officeooo:rsid="00bd867a"/>
    </style:style>
    <style:style style:name="T70" style:family="text">
      <style:text-properties officeooo:rsid="00c0cbac"/>
    </style:style>
    <style:style style:name="T71" style:family="text">
      <style:text-properties officeooo:rsid="00c6a641"/>
    </style:style>
    <style:style style:name="T72" style:family="text">
      <style:text-properties officeooo:rsid="00dac70e"/>
    </style:style>
    <style:style style:name="T73" style:family="text">
      <style:text-properties officeooo:rsid="00dc29d1"/>
    </style:style>
    <style:style style:name="T74" style:family="text">
      <style:text-properties fo:font-variant="small-caps" fo:font-weight="bold" style:font-weight-asian="bold" style:font-weight-complex="bold"/>
    </style:style>
    <style:style style:name="T75" style:family="text">
      <style:text-properties officeooo:rsid="00e58a55"/>
    </style:style>
    <style:style style:name="T76" style:family="text">
      <style:text-properties officeooo:rsid="00e752bc"/>
    </style:style>
    <style:style style:name="T77" style:family="text">
      <style:text-properties officeooo:rsid="00e87ef7"/>
    </style:style>
    <style:style style:name="T78" style:family="text">
      <style:text-properties officeooo:rsid="00ed74ba"/>
    </style:style>
    <style:style style:name="T79" style:family="text">
      <style:text-properties officeooo:rsid="00ede917"/>
    </style:style>
    <style:style style:name="T80" style:family="text">
      <style:text-properties officeooo:rsid="00ef3976"/>
    </style:style>
    <style:style style:name="T81" style:family="text">
      <style:text-properties officeooo:rsid="00f9d82c"/>
    </style:style>
    <style:style style:name="T82" style:family="text">
      <style:text-properties officeooo:rsid="00fc752b"/>
    </style:style>
    <style:style style:name="T83" style:family="text">
      <style:text-properties officeooo:rsid="00fd6318"/>
    </style:style>
    <style:style style:name="T84" style:family="text">
      <style:text-properties officeooo:rsid="00ff0c73"/>
    </style:style>
    <style:style style:name="T85" style:family="text">
      <style:text-properties officeooo:rsid="00678f38"/>
    </style:style>
    <style:style style:name="T86" style:family="text">
      <style:text-properties officeooo:rsid="00bb1cf8"/>
    </style:style>
    <style:style style:name="T87" style:family="text">
      <style:text-properties officeooo:rsid="011f1e2a"/>
    </style:style>
    <style:style style:name="T88" style:family="text">
      <style:text-properties officeooo:rsid="011fd87c"/>
    </style:style>
    <style:style style:name="T89" style:family="text">
      <style:text-properties officeooo:rsid="01065f4b"/>
    </style:style>
    <style:style style:name="T90" style:family="text">
      <style:text-properties officeooo:rsid="013f9216"/>
    </style:style>
    <style:style style:name="T91" style:family="text">
      <style:text-properties officeooo:rsid="013d9099"/>
    </style:style>
    <style:style style:name="T92" style:family="text">
      <style:text-properties officeooo:rsid="013ed60e"/>
    </style:style>
    <style:style style:name="T93" style:family="text">
      <style:text-properties officeooo:rsid="0145d14d"/>
    </style:style>
    <style:style style:name="T94" style:family="text">
      <style:text-properties officeooo:rsid="014e65d2"/>
    </style:style>
    <style:style style:name="T95" style:family="text">
      <style:text-properties officeooo:rsid="014efb70"/>
    </style:style>
    <style:style style:name="T96" style:family="text">
      <style:text-properties officeooo:rsid="005eab71"/>
    </style:style>
    <style:style style:name="T97" style:family="text">
      <style:text-properties officeooo:rsid="015142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Mów mi Python! <text:span text:style-name="T92">– warsztaty 4 godz.</text:span></text:h>
      <text:p text:style-name="P11"><text:span text:style-name="T81">– czyli </text:span><text:span text:style-name="T36">p</text:span><text:span text:style-name="T30">rogramowani</text:span><text:span text:style-name="T37">e</text:span><text:span text:style-name="T30"> </text:span><text:span text:style-name="T38">w języku Python</text:span><text:span text:style-name="T2"> w ramach projektu "Koduj z klasą" organizowanego przez Centrum Edukacji Obywatelskiej. Szczegóły pod adresem: </text:span><text:a xlink:type="simple" xlink:href="http://www.ceo.org.pl/pl/koduj" text:style-name="Internet_20_link" text:visited-style-name="Visited_20_Internet_20_Link"><text:span text:style-name="T2">http://www.ceo.org.pl/pl/koduj</text:span></text:a><text:span text:style-name="T2">.</text:span></text:p>
      <text:p text:style-name="P4"/>
      <text:p text:style-name="P4"/>
      <text:h text:style-name="Heading_20_3" text:outline-level="3">Po co, <text:span text:style-name="T4">czyli cele</text:span></text:h>
      <text:p text:style-name="P5">Celem <text:span text:style-name="T82">projektu</text:span> jest zachęc<text:span text:style-name="T3">a</text:span>nie nauczycieli i uczniów do programowania <text:span text:style-name="T3">z</text:span> wykorzystaniem języka Python. <text:span text:style-name="T2">Przygotowane materiały prezentują zarówno zalety języka, jak i podstawowe pojęcia związane z tworzeniem programów i algorytmiką.</text:span></text:p>
      <text:p text:style-name="P6"/>
      <text:p text:style-name="P8"><text:span text:style-name="T83">Ogólnym celem projektu</text:span> jest <text:span text:style-name="T83">propagowanie myślenia komputacyjnego, natomiast praktycznym rezultatem szkoleń ma być </text:span>wyposażenie uczestników w minimum wiedzy i umiejętności umożliwiających samodzielne kodowanie w Pythonie.</text:p>
      <text:p text:style-name="P4"/>
      <text:h text:style-name="Heading_20_3" text:outline-level="3">Dla kogo, <text:span text:style-name="T4">czyli co musi wiedzieć uczestnik</text:span></text:h>
      <text:p text:style-name="P9">Dla każdego <text:span text:style-name="T84">nauczyciela i ucznia</text:span>, co oznacza, że materiał <text:span text:style-name="T43">zawiera</text:span> moduły o różnym stopniu trudności. <text:span text:style-name="T84">Scenariusze zajęć oraz zakres przykładów można dostosować do </text:span>poziomu uczestników<text:span text:style-name="T4">.</text:span></text:p>
      <text:p text:style-name="P7"/>
      <text:h text:style-name="P38" text:outline-level="3">Oprogramowanie</text:h>
      <text:list xml:id="list931711012681284185" text:style-name="L8">
        <text:list-item>
          <text:p text:style-name="P30"><text:span text:style-name="T52">Interpreter </text:span><text:span text:style-name="T27">Pythona</text:span> w wersji <text:span text:style-name="T30">2.7.x</text:span>.<text:note text:id="ftn0" text:note-class="footnote"><text:note-citation>1</text:note-citation><text:note-body><text:p text:style-name="P43">Wykorzystanie wersji 3.x interpretera również jest możliwe, ale wymaga poprawiania kodu.</text:p></text:note-body></text:note></text:p>
        </text:list-item>
        <text:list-item>
          <text:p text:style-name="P30"><text:span text:style-name="T30">System operacyjny:</text:span></text:p>
          <text:list>
            <text:list-item>
              <text:p text:style-name="P30"><text:span text:style-name="T27">Linux</text:span><text:span text:style-name="T6"> </text:span>w wersji <text:a xlink:type="simple" xlink:href="http://python101.readthedocs.org/pl/latest/env/live.html" text:style-name="Internet_20_link" text:visited-style-name="Visited_20_Internet_20_Link"><text:span text:style-name="T24">li</text:span></text:a><text:a xlink:type="simple" xlink:href="http://python101.readthedocs.org/pl/latest/env/live.html" text:style-name="Internet_20_link" text:visited-style-name="Visited_20_Internet_20_Link"><text:span text:style-name="T6">ve USB</text:span></text:a> <text:span text:style-name="T90">(polecamy </text:span><text:a xlink:type="simple" xlink:href="http://python101.readthedocs.org/pl/latest/env/live.html#polecane-dystrybucje" text:style-name="Internet_20_link" text:visited-style-name="Visited_20_Internet_20_Link"><text:span text:style-name="T90">LxPupTahr</text:span></text:a><text:span text:style-name="T90">)</text:span> <text:span text:style-name="T71">lub </text:span><text:span text:style-name="T25">desktop</text:span><text:span text:style-name="T71">, np. (X)Ubuntu lub Debian</text:span>. Python jest domyślnym składnikiem systemu.</text:p>
            </text:list-item>
            <text:list-item>
              <text:p text:style-name="P30"><text:span text:style-name="T90">lub</text:span> <text:span text:style-name="T27">Windows</text:span><text:span text:style-name="T6"> </text:span><text:span text:style-name="T7">7 / 8 / </text:span><text:span text:style-name="T20">10</text:span><text:span text:style-name="T44">. Interpreter Pythona należy doinstalować.</text:span></text:p>
            </text:list-item>
          </text:list>
        </text:list-item>
        <text:list-item>
          <text:p text:style-name="P31"><text:span text:style-name="T40">E</text:span><text:span text:style-name="T30">dytor kodu</text:span>, np. <text:span text:style-name="T6">Geany</text:span>, <text:span text:style-name="T6">PyCharm</text:span>, <text:span text:style-name="T16">Sublime Text, </text:span><text:span text:style-name="T24">Atom</text:span> (działają w obu systemach).</text:p>
        </text:list-item>
        <text:list-item>
          <text:p text:style-name="P31"><text:span text:style-name="T53">Narzędzia dodatkowe</text:span><text:span text:style-name="T46">: </text:span><text:span text:style-name="T8">pip</text:span><text:span text:style-name="T47">, </text:span><text:span text:style-name="T8">virtualenv</text:span><text:span text:style-name="T47">, g</text:span><text:span text:style-name="T6">it</text:span><text:span text:style-name="T54">.</text:span></text:p>
        </text:list-item>
        <text:list-item>
          <text:p text:style-name="P31"><text:span text:style-name="T30">Biblioteki </text:span><text:span text:style-name="T41">i frameworki </text:span><text:span text:style-name="T30">Pythona</text:span> wykorzystywane w przykładach: <text:span text:style-name="T14">Matplotlib,</text:span><text:span text:style-name="T6"> </text:span><text:span text:style-name="T9">Pygame, </text:span><text:span text:style-name="T6">Peewee, SQLAlchemy, Flask, Django, </text:span><text:span text:style-name="T10">Rgkit, RobotGame-bots, </text:span><text:span text:style-name="T12">Rgsimulator</text:span><text:span text:style-name="T45">.</text:span></text:p>
        </text:list-item>
      </text:list>
      <text:p text:style-name="P32"><text:span text:style-name="T39">Uwaga</text:span><text:span text:style-name="T89">: w ramach projektu przygotowano specjalną dystrybucję systemu Linux </text:span><text:a xlink:type="simple" xlink:href="http://python101.readthedocs.org/pl/latest/env/live.html#polecane-dystrybucje" text:style-name="Internet_20_link" text:visited-style-name="Visited_20_Internet_20_Link"><text:span text:style-name="T23">LxPupTahr</text:span></text:a><text:span text:style-name="T89"> przeznaczoną do instalacji na kluczach USB w trybie </text:span><text:span text:style-name="T23">live</text:span><text:span text:style-name="T89">. System zawiera wszystkie wymagane narzędzia i biblioteki Pythona, umożliwia realizację wszystkich scenariuszy oraz zapis plików tworzonych przez uczestników szkoleń.</text:span></text:p>
      <text:h text:style-name="Heading_20_3" text:outline-level="3">Co <text:span text:style-name="T94">i jak</text:span></text:h>
      <text:p text:style-name="P35"><text:span text:style-name="T91">S</text:span>pis wszystkich materiałów przygotowanych w ramach projektu <text:span text:style-name="T95">oraz zalecane metody ich realizacji dostępne są w dokumencie: </text:span>. Wersj<text:span text:style-name="T87">e</text:span> źródłow<text:span text:style-name="T87">e</text:span>: <text:a xlink:type="simple" xlink:href="https://github.com/koduj-z-klasa/python101" text:style-name="Internet_20_link" text:visited-style-name="Visited_20_Internet_20_Link">https://github.com/koduj-z-klasa/python101</text:a>. Wersja HTML: <text:a xlink:type="simple" xlink:href="http://python101.readthedocs.org/" text:style-name="Internet_20_link" text:visited-style-name="Visited_20_Internet_20_Link">http://python101.readthedocs.org</text:a> <text:span text:style-name="T88">lub </text:span><text:a xlink:type="simple" xlink:href="http://python101.rtfd.org/" text:style-name="Internet_20_link" text:visited-style-name="Visited_20_Internet_20_Link">http://python101.</text:a><text:a xlink:type="simple" xlink:href="http://python101.rtfd.org/" text:style-name="Internet_20_link" text:visited-style-name="Visited_20_Internet_20_Link"><text:span text:style-name="T88">rtfd</text:span></text:a><text:a xlink:type="simple" xlink:href="http://python101.rtfd.org/" text:style-name="Internet_20_link" text:visited-style-name="Visited_20_Internet_20_Link">.org</text:a>.</text:p>
      <text:p text:style-name="P36"/>
      <text:p text:style-name="P10"><text:soft-page-break/></text:p>
      <text:h text:style-name="P39" text:outline-level="3">Materiał zajęć</text:h>
      <text:h text:style-name="P40" text:outline-level="4">Podstawy Pythona</text:h>
      <text:p text:style-name="P24"><text:span text:style-name="T31">Czas realizacji</text:span><text:span text:style-name="T55">: 1 * 45 min.</text:span></text:p>
      <text:p text:style-name="P13"><text:span text:style-name="T31">Metody</text:span><text:span text:style-name="T55">: kodowanie programu w edytorze od podstaw, wprowadzanie elementów języka w konsoli interpretera, ćwiczenia samodzielne w zależności od poziomu grupy.</text:span></text:p>
      <text:p text:style-name="P13"><text:span text:style-name="T35">Programy, m</text:span><text:span text:style-name="T31">ateriały </text:span><text:span text:style-name="T34">i środki</text:span><text:span text:style-name="T55">: Python 2.7.x, edytor kodu, terminal, zalecany system Linux live </text:span><text:span text:style-name="T11">LxPupTahr</text:span><text:span text:style-name="T55">, wersja HTML scenariusza </text:span><text:span text:style-name="T28">Mały Lotek, punkty </text:span><text:span text:style-name="T29">1</text:span><text:span text:style-name="T28">.</text:span><text:span text:style-name="T29">2</text:span><text:span text:style-name="T28">.1 – </text:span><text:span text:style-name="T29">1</text:span><text:span text:style-name="T28">.</text:span><text:span text:style-name="T29">2</text:span><text:span text:style-name="T28">.</text:span><text:span text:style-name="T29">5</text:span><text:span text:style-name="T55">, kod pełnego programu oraz ewentualne wersje pośrednie. Projektor, dostęp do internetu nie jest konieczny.</text:span></text:p>
      <text:p text:style-name="P13"><text:span text:style-name="T32">Realizacja</text:span><text:span text:style-name="T55">: Na początku zapoznajemy użytkowników ze środowiskiem i narzędziami, tj. menedżer plików, edytor i jego konfiguracja, terminal znakowy, konsola Pythona, uruchamianie skryptu w terminalu, uruchamianie z edytora.</text:span></text:p>
      <text:p text:style-name="P14"><text:span text:style-name="T64">Omawiamy założenia aplikacji </text:span><text:span text:style-name="T26">Mały lotek</text:span><text:span text:style-name="T64">: losowanie pojedynczej liczby i próba jej odgadnięcia przez użytkownika. </text:span>Następnie rozpoczynamy wspólne kodowanie <text:span text:style-name="T63">wg materiału.</text:span></text:p>
      <text:p text:style-name="P15">Po ukończeniu pierwszej części można urządzić mini-konkurs: <text:span text:style-name="T97">zgadnij wylosowaną liczbę.</text:span></text:p>
      <text:p text:style-name="P16">Budując program <text:span text:style-name="T42">można</text:span> reżyserować <text:span text:style-name="T72">podstawowe </text:span>błędy <text:span text:style-name="T72">składniowe</text:span> <text:span text:style-name="T62">i logiczne, aby u</text:span>czestnicy <text:span text:style-name="T73">nauczyli</text:span> się je dostrzegać i usuwać. Np.: <text:s/>próba użycia liczby pobranej od użytkownika bez przekształcenia jej na typ całkowity, niewłaściwe wcięcia, brak inkrementacji zmiennej iteracyjnej (nieskończona pętla), itp. <text:span text:style-name="T96">Uczymy dobrych praktyk programowania: przejrzystość kodu (odstępy) i komentarze.</text:span></text:p>
      <text:h text:style-name="P41" text:outline-level="4">Wykresy w Pythonie</text:h>
      <text:p text:style-name="P25"><text:span text:style-name="T30">Czas realizacji</text:span>: 1 * <text:span text:style-name="T93">45</text:span> min.<text:note text:id="ftn1" text:note-class="footnote"><text:note-citation>2</text:note-citation><text:note-body><text:p text:style-name="P44">Czas przeznaczony na tę część można zmniejszyć do 30 min., aby więcej czasu poświęcić grze robotów.</text:p></text:note-body></text:note></text:p>
      <text:p text:style-name="P19"><text:span text:style-name="T30">Metody</text:span>: <text:span text:style-name="T68">ćwiczenia w konsoli Pythona, wspólnie tworzenie i rozwijanie skryptów generujących wykresy, ćwiczenie samodzielne</text:span></text:p>
      <text:p text:style-name="P18"><text:span text:style-name="T35">Programy, m</text:span><text:span text:style-name="T31">ateriały </text:span><text:span text:style-name="T34">i środki</text:span><text:span text:style-name="T55">:</text:span> <text:span text:style-name="T55">Python 2.7.x, biblioteka </text:span><text:span text:style-name="T11">Matplotlib</text:span><text:span text:style-name="T55">, edytor kodu, terminal, zalecany system Linux live </text:span><text:span text:style-name="T11">LxPupTahr</text:span><text:span text:style-name="T55">, wersja HTML scenariusza </text:span><text:span text:style-name="T28">Python kreśli</text:span><text:span text:style-name="T55">. Projektor, dostęp do internetu nie jest konieczny.</text:span></text:p>
      <text:p text:style-name="P17"><text:span text:style-name="T30">Realizacja</text:span>: <text:span text:style-name="T86">Zaczynamy od prostego przykładu w konsoli Pythona, z której cały czas korzystamy. Stopniowo kodujemy przykłady wykorzystując je do praktycznego (!) wprowadzenia </text:span><text:span text:style-name="T22">wyrażeń listowych</text:span><text:span text:style-name="T86"> zastępujących pętle </text:span><text:span text:style-name="T22">for</text:span><text:span text:style-name="T86">. Pokazujemy również mechanizmy związane z indeksowaniem list, m. in. notację wycinkową (ang. </text:span><text:span text:style-name="T15">slice</text:span><text:span text:style-name="T69">). Nie ma potrzeby ani czasu na dokładne wyjaśnienia tych technik. Celem ich użycia jest zaprezentowanie jednej z zalet Pythona: zwięzłości. Jeżeli wystarczy czasu, zachęcamy do samodzielnego sporządzenia wykresu funkcji kwadratowej.</text:span></text:p>
      <text:h text:style-name="Heading_20_4" text:outline-level="4"><text:soft-page-break/><text:span text:style-name="T74">Gra robotów</text:span> (Robot Game)</text:h>
      <text:p text:style-name="P26"><text:span text:style-name="T30">Czas realizacji</text:span>: <text:span text:style-name="T70">2 * 45 min.</text:span></text:p>
      <text:p text:style-name="P20"><text:span text:style-name="T33">Metody</text:span><text:span text:style-name="T56">: omówienie zasad gry, pokaz rozgrywki między przykładowymi robotami, kodowanie klasy robota z wykorzystaniem "klocków" (gotowego kodu), uruchamianie kolejnych walk.</text:span></text:p>
      <text:p text:style-name="P27"><text:span text:style-name="T35">Programy, m</text:span><text:span text:style-name="T31">ateriały </text:span><text:span text:style-name="T34">i środki</text:span><text:span text:style-name="T55">: Python 2.7.x, biblioteka </text:span><text:span text:style-name="T11">rgkit</text:span><text:span text:style-name="T55">, przykładowe roboty z repozytorium </text:span><text:span text:style-name="T11">robotgame-bots</text:span><text:span text:style-name="T55"> oraz skrypt </text:span><text:span text:style-name="T11">rgsimulator</text:span><text:span text:style-name="T55">, edytor kodu, terminal, zalecany system Linux live </text:span><text:span text:style-name="T11">LxPupTahr</text:span><text:span text:style-name="T55">, wersja HTML scenariusza </text:span><text:span text:style-name="T28">Gra robotów</text:span>, końcowy kod przykładowego robota <text:span text:style-name="T75">w wersji A i B</text:span>, koniecznie <text:span text:style-name="T75">(!)</text:span> kody <text:span text:style-name="T76">wersji </text:span>pośredni<text:span text:style-name="T76">ch</text:span>. <text:span text:style-name="T77">Projektor, dostęp do internetu lub scenariusz offline w wersji HTML dla każdego uczestnika.</text:span></text:p>
      <text:p text:style-name="P22"><text:span text:style-name="T30">Realizacja</text:span>: <text:span text:style-name="T60">Na początku omawiamy </text:span><text:a xlink:type="simple" xlink:href="http://python101.readthedocs.org/pl/latest/rg/zasady.html" text:style-name="Internet_20_link" text:visited-style-name="Visited_20_Internet_20_Link"><text:span text:style-name="T60">przygotowanie środowiska testowego</text:span></text:a><text:span text:style-name="T60">, czyli użycie </text:span><text:span text:style-name="T21">virtualenv</text:span><text:span text:style-name="T85">, instalację biblioteki </text:span><text:span text:style-name="T21">rgkit,</text:span><text:span text:style-name="T85"> </text:span><text:span text:style-name="T21">rgbots</text:span><text:span text:style-name="T51"> </text:span><text:span text:style-name="T48">i </text:span><text:span text:style-name="T13">rgsimulator</text:span><text:span text:style-name="T85">, polecenie </text:span><text:span text:style-name="T21">rgrun</text:span><text:span text:style-name="T13">.</text:span><text:span text:style-name="T48"> </text:span><text:span text:style-name="T49">Uwaga: jeżeli korzystać będziemy z systemu </text:span><text:span text:style-name="T17">LxPupTahr</text:span><text:span text:style-name="T49">, </text:span><text:span text:style-name="T50">w katalogu </text:span><text:span text:style-name="T18">~/robot</text:span><text:span text:style-name="T50"> mamy kompletne wirtualne środowisko pracy.</text:span></text:p>
      <text:p text:style-name="P21">Podstawą jest <text:span text:style-name="T59">zrozumienie</text:span> reguł. <text:span text:style-name="T78">Po wyjaśnieniu najważniejszych zasad gry, konstruujemy robota podstawowego w oparciu o materiał </text:span><text:a xlink:type="simple" xlink:href="http://python101.readthedocs.org/pl/latest/rg/klocki01.html" text:style-name="Internet_20_link" text:visited-style-name="Visited_20_Internet_20_Link"><text:span text:style-name="T19">Klocki 1</text:span></text:a><text:span text:style-name="T78">. Kolejne implementowane zasady działania robota sprawdzamy w symulatorze, ucząc jednocześnie jego wykorzystania. W symulatorze reżyserujemy również przykładowe układy, wyjaśniając szczegółowe zasady rozgrywki. Później </text:span>uruchomi<text:span text:style-name="T78">amy "prawdziwe"</text:span> walk<text:span text:style-name="T78">i, w tym z robotami open source (np. </text:span><text:span text:style-name="T19">stupid26.py</text:span><text:span text:style-name="T78">)</text:span>.</text:p>
      <text:p text:style-name="P23"><text:span text:style-name="T79">Dalej</text:span> <text:span text:style-name="T79">rozwijamy </text:span>strategi<text:span text:style-name="T79">ę działania robota w oparciu o funkcje – </text:span><text:a xlink:type="simple" xlink:href="http://python101.readthedocs.org/pl/latest/rg/klocki02a.html" text:style-name="Internet_20_link" text:visited-style-name="Visited_20_Internet_20_Link"><text:span text:style-name="T79">Klocki 2A</text:span></text:a><text:span text:style-name="T79"> i/lub zbiory – </text:span><text:a xlink:type="simple" xlink:href="http://python101.readthedocs.org/pl/latest/rg/klocki02b.html" text:style-name="Internet_20_link" text:visited-style-name="Visited_20_Internet_20_Link"><text:span text:style-name="T79">Klocki 2B</text:span></text:a><text:span text:style-name="T79">. W zależności od poziomu grupy można przećwiczyć: tylko wersję A, A następnie B, A i B równolegle z porównywaniem kodu. Uwaga: nie mamy czasu na wgłębianie się w szczegóły implementacji, takie np. jak wyrażenia zbiorów lub funkcje lambda.</text:span></text:p>
      <text:p text:style-name="P28"><text:span text:style-name="T80">Wprowadzając kolejne zasady, wyjaśniamy</text:span> odwołania do <text:span text:style-name="T57">api </text:span>biblioteki <text:span text:style-name="T6">rg</text:span> w dodawanych "klockach". <text:span text:style-name="T58">Kolejne wersje robota zapisujemy w osobnych plikach, aby można je było konfrontować ze sobą.</text:span></text:p>
      <text:p text:style-name="P34">Zachęcamy uczestników do analizy kodu i zachowań robotów: co nam dało wprowadzenie danej zasady? jak można zmienić kolejność ich stosowania w kodzie? jak zachowują się roboty open source? jak można ulepszyć działanie robot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a1.B1" style:family="table-cell">
      <style:table-cell-properties fo:padding="0.049cm" fo:border-left="none" fo:border-right="none" fo:border-top="none" fo:border-bottom="0.05pt solid #000000"/>
    </style:style>
    <style:style style:name="M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MP4" style:family="paragraph" style:parent-style-name="Footer">
      <style:paragraph-properties fo:text-align="end" style:justify-single-word="false"/>
      <style:text-properties fo:font-size="10pt" officeooo:rsid="013ed60e" officeooo:paragraph-rsid="013ed60e" style:font-size-asian="8.75pt" style:font-size-complex="10pt"/>
    </style:style>
    <style:style style:name="MT1" style:family="text">
      <style:text-properties officeooo:rsid="011b76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199cm" style:dynamic-spacing="false"/>
      </style:header-style>
      <style:footer-style>
        <style:header-footer-properties fo:min-height="0.4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pan text:style-name="MT1">Projekt"Koduj z klasą" – </text:span>Python</text:p>
            </table:table-cell>
            <table:table-cell table:style-name="Tabela1.B1" office:value-type="string">
              <text:p text:style-name="MP2"><text:page-number text:select-page="current">3</text:page-number></text:p>
            </table:table-cell>
          </table:table-row>
        </table:table>
        <text:p text:style-name="MP3"/>
      </style:header>
      <style:footer>
        <text:p text:style-name="MP4">(rb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ster </meta:initial-creator>
    <meta:creation-date>2015-05-18T13:40:03.300520254</meta:creation-date>
    <dc:date>2015-08-05T13:08:44.563145612</dc:date>
    <meta:editing-duration>PT9H31M5S</meta:editing-duration>
    <meta:editing-cycles>325</meta:editing-cycles>
    <meta:generator>LibreOffice/4.3.3.2$Linux_x86 LibreOffice_project/430m0$Build-2</meta:generator>
    <dc:creator>smaster </dc:creator>
    <meta:document-statistic meta:table-count="1" meta:image-count="0" meta:object-count="0" meta:page-count="3" meta:paragraph-count="46" meta:word-count="867" meta:character-count="6617" meta:non-whitespace-character-count="5796"/>
  </office:meta>
</office:document-meta>
</file>